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004cm" fo:text-indent="0cm" style:auto-text-indent="false">
        <style:tab-stops>
          <style:tab-stop style:position="8.251cm"/>
        </style:tab-stops>
      </style:paragraph-properties>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line-height="150%" fo:text-align="center" style:justify-single-word="false" fo:padding-left="0.141cm" fo:padding-right="0.141cm" fo:padding-top="0.035cm" fo:padding-bottom="0.035cm" fo:border="0.018cm solid #000000"/>
    </style:style>
    <style:style style:name="P4" style:family="paragraph" style:parent-style-name="Standard">
      <style:paragraph-properties fo:text-align="center" style:justify-single-word="false" fo:padding-left="0.141cm" fo:padding-right="0.141cm" fo:padding-top="0.035cm" fo:padding-bottom="0.035cm" fo:border="0.018cm solid #000000"/>
    </style:style>
    <style:style style:name="P5"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style>
    <style:style style:name="P6"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text-properties fo:font-size="12pt" style:font-size-asian="12pt"/>
    </style:style>
    <style:style style:name="P7"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text-properties fo:font-size="12pt" style:font-size-asian="12pt" style:font-size-complex="12pt"/>
    </style:style>
    <style:style style:name="P8"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text-properties fo:color="#ff0000" fo:font-size="12pt" style:font-size-asian="12pt"/>
    </style:style>
    <style:style style:name="P9" style:family="paragraph" style:parent-style-name="Standard">
      <style:paragraph-properties fo:margin-left="0cm" fo:margin-right="-0.004cm" fo:text-indent="0cm" style:auto-text-indent="false">
        <style:tab-stops>
          <style:tab-stop style:position="8.251cm"/>
        </style:tab-stops>
      </style:paragraph-properties>
    </style:style>
    <style:style style:name="P10" style:family="paragraph" style:parent-style-name="Standard">
      <style:paragraph-properties fo:margin-left="0cm" fo:margin-right="-0.004cm" fo:text-align="justify" style:justify-single-word="false" fo:text-indent="0cm" style:auto-text-indent="false" fo:padding-left="0cm" fo:padding-right="0cm" fo:padding-top="0cm" fo:padding-bottom="0.035cm" fo:border-left="none" fo:border-right="none" fo:border-top="none" fo:border-bottom="0.018cm solid #000000"/>
      <style:text-properties fo:font-size="12pt" fo:font-weight="bold" style:font-size-asian="12pt" style:font-weight-asian="bold"/>
    </style:style>
    <style:style style:name="P11" style:family="paragraph" style:parent-style-name="Standard">
      <style:paragraph-properties fo:text-align="justify" style:justify-single-word="false" fo:background-color="#ffcc99" fo:padding-left="0.141cm" fo:padding-right="0.141cm" fo:padding-top="0.035cm" fo:padding-bottom="0.035cm" fo:border="0.018cm solid #800000">
        <style:background-image/>
      </style:paragraph-properties>
    </style:style>
    <style:style style:name="P12" style:family="paragraph" style:parent-style-name="Standard">
      <style:paragraph-properties fo:text-align="justify" style:justify-single-word="false" fo:padding-left="0cm" fo:padding-right="0cm" fo:padding-top="0cm" fo:padding-bottom="0.035cm" fo:border-left="none" fo:border-right="none" fo:border-top="none" fo:border-bottom="0.018cm solid #800000"/>
      <style:text-properties fo:font-size="12pt" style:font-size-asian="12pt" style:font-size-complex="12pt"/>
    </style:style>
    <style:style style:name="P13" style:family="paragraph" style:parent-style-name="Standard" style:master-page-name="Standard">
      <style:paragraph-properties fo:line-height="150%" fo:text-align="center" style:justify-single-word="false" style:page-number="auto" fo:padding-left="0.141cm" fo:padding-right="0.141cm" fo:padding-top="0.035cm" fo:padding-bottom="0.035cm" fo:border="0.018cm solid #000000"/>
    </style:style>
    <style:style style:name="T1" style:family="text">
      <style:text-properties fo:font-size="12pt" fo:font-weight="bold" style:font-size-asian="12pt" style:font-weight-asian="bold" style:font-size-complex="12pt"/>
    </style:style>
    <style:style style:name="T2" style:family="text">
      <style:text-properties fo:font-size="12pt" fo:font-weight="bold" fo:background-color="#ffff00" style:font-size-asian="12pt" style:font-weight-asian="bold" style:font-size-complex="12pt"/>
    </style:style>
    <style:style style:name="T3" style:family="text">
      <style:text-properties fo:font-size="12pt" fo:font-weight="bold" fo:background-color="#00ffff" style:font-size-asian="12pt" style:font-weight-asian="bold" style:font-size-complex="12pt"/>
    </style:style>
    <style:style style:name="T4" style:family="text">
      <style:text-properties fo:font-size="12pt" style:text-underline-style="solid" style:text-underline-width="auto" style:text-underline-color="font-color" fo:font-weight="bold" style:font-size-asian="12pt" style:font-weight-asian="bold" style:font-size-complex="12pt"/>
    </style:style>
    <style:style style:name="T5" style:family="text">
      <style:text-properties fo:font-size="12pt" style:text-underline-style="solid" style:text-underline-width="auto" style:text-underline-color="font-color" fo:background-color="#00ffff" style:font-size-asian="12pt" style:font-size-complex="12pt"/>
    </style:style>
    <style:style style:name="T6" style:family="text">
      <style:text-properties fo:font-size="12pt" style:text-underline-style="solid" style:text-underline-width="auto" style:text-underline-color="font-color" style:font-size-asian="12pt"/>
    </style:style>
    <style:style style:name="T7" style:family="text">
      <style:text-properties fo:font-size="12pt" fo:font-style="italic" fo:font-weight="bold" style:font-size-asian="12pt" style:font-style-asian="italic" style:font-weight-asian="bold" style:font-size-complex="12pt"/>
    </style:style>
    <style:style style:name="T8" style:family="text">
      <style:text-properties fo:font-size="12pt" fo:background-color="#00ffff" style:font-size-asian="12pt" style:font-size-complex="12pt"/>
    </style:style>
    <style:style style:name="T9" style:family="text">
      <style:text-properties fo:font-size="12pt" style:font-size-asian="12pt"/>
    </style:style>
    <style:style style:name="T10" style:family="text">
      <style:text-properties fo:font-size="12pt" style:font-size-asian="12pt" style:font-size-complex="12pt"/>
    </style:style>
    <style:style style:name="T11" style:family="text">
      <style:text-properties fo:font-size="7.5pt" fo:font-style="italic" style:font-size-asian="7.5pt" style:font-style-asian="italic" style:font-size-complex="7.5pt"/>
    </style:style>
    <style:style style:name="T12" style:family="text">
      <style:text-properties fo:color="#ff0000" fo:font-size="12pt" fo:font-style="italic" fo:font-weight="bold" style:font-size-asian="12pt" style:font-style-asian="italic" style:font-weight-asian="bold" style:font-size-complex="12pt"/>
    </style:style>
    <style:style style:name="T13" style:family="text">
      <style:text-properties fo:color="#ff0000" fo:font-size="12pt" fo:font-style="italic" fo:background-color="#c0c0c0" style:font-size-asian="12pt" style:font-style-asian="italic"/>
    </style:style>
    <style:style style:name="T14" style:family="text">
      <style:text-properties fo:color="#ff0000" fo:font-size="12pt" fo:font-style="italic" fo:background-color="#ffff00" style:font-size-asian="12pt" style:font-style-asian="italic"/>
    </style:style>
    <style:style style:name="T15" style:family="text">
      <style:text-properties fo:color="#ff0000" fo:font-size="12pt" style:font-size-asian="12pt"/>
    </style:style>
    <style:style style:name="T16" style:family="text">
      <style:text-properties fo:color="#ff0000" fo:font-size="12pt" fo:background-color="#c0c0c0" style:font-size-asian="12pt"/>
    </style:style>
    <style:style style:name="T17" style:family="text">
      <style:text-properties fo:color="#ff0000" style:font-name="Tahoma" style:font-name-complex="Tahoma" style:font-size-complex="12pt"/>
    </style:style>
    <style:style style:name="T18" style:family="text">
      <style:text-properties fo:color="#008000" fo:font-size="12pt" fo:font-style="italic" fo:font-weight="bold" fo:background-color="#00ffff" style:font-size-asian="12pt" style:font-style-asian="italic" style:font-weight-asian="bold" style:font-size-complex="12pt"/>
    </style:style>
    <style:style style:name="T19" style:family="text">
      <style:text-properties fo:color="#008000" fo:font-size="12pt" fo:font-style="italic" fo:background-color="#c0c0c0" style:font-size-asian="12pt" style:font-style-asian="italic"/>
    </style:style>
    <style:style style:name="T20" style:family="text">
      <style:text-properties fo:color="#008000" fo:font-size="12pt" style:font-size-asian="12pt"/>
    </style:style>
    <style:style style:name="T21" style:family="text">
      <style:text-properties fo:color="#008000" style:font-name="Tahoma" style:font-name-complex="Tahoma" style:font-size-complex="12pt"/>
    </style:style>
    <style:style style:name="T22" style:family="text">
      <style:text-properties fo:color="#0000ff" fo:font-size="12pt" fo:font-style="italic" fo:font-weight="bold" fo:background-color="#00ffff" style:font-size-asian="12pt" style:font-style-asian="italic" style:font-weight-asian="bold" style:font-size-complex="12pt"/>
    </style:style>
    <style:style style:name="T23" style:family="text">
      <style:text-properties fo:color="#0000ff" fo:font-size="12pt" fo:font-style="italic" fo:background-color="#c0c0c0" style:font-size-asian="12pt" style:font-style-asian="italic"/>
    </style:style>
    <style:style style:name="T24" style:family="text">
      <style:text-properties fo:color="#0000ff" fo:font-size="12pt" style:font-size-asian="12pt"/>
    </style:style>
    <style:style style:name="T25" style:family="text">
      <style:text-properties fo:color="#0000ff" style:font-name="Tahoma" style:font-name-complex="Tahoma" style:font-size-complex="12pt"/>
    </style:style>
    <style:style style:name="T26" style:family="text">
      <style:text-properties fo:color="#993300" style:font-name="Tahoma" style:font-name-complex="Tahoma" style:font-size-complex="12pt"/>
    </style:style>
    <style:style style:name="T27" style:family="text">
      <style:text-properties fo:color="#993300" style:font-name="Tahoma" fo:background-color="#00ffff" style:font-name-complex="Tahoma" style:font-size-complex="12pt"/>
    </style:style>
    <style:style style:name="T28" style:family="text">
      <style:text-properties fo:color="#993300" style:font-name="Tahoma" fo:font-weight="bold" style:font-weight-asian="bold" style:font-name-complex="Tahoma" style:font-size-complex="12pt"/>
    </style:style>
    <style:style style:name="T29" style:family="text">
      <style:text-properties fo:color="#800080" fo:font-size="12pt" fo:font-style="italic" fo:font-weight="bold" fo:background-color="#ffff00" style:font-size-asian="12pt" style:font-style-asian="italic" style:font-weight-asian="bold"/>
    </style:style>
    <style:style style:name="T30" style:family="text">
      <style:text-properties fo:color="#800000" fo:font-size="12pt" fo:font-style="italic" style:font-size-asian="12pt"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Lettre </text:span><text:span text:style-name="T2">RFM</text:span><text:span text:style-name="T1"> n° </text:span><text:span text:style-name="T2">4.7</text:span></text:p>
      <text:p text:style-name="P4"><text:span text:style-name="T1">Dentistes : lettre </text:span><text:span text:style-name="T4">à l'assuré</text:span><text:span text:style-name="T1"> après analyse d'un </text:span><text:span text:style-name="T4">devis</text:span><text:span text:style-name="T1"> par le médecin-conseil</text:span></text:p>
      <text:p text:style-name="P3"><text:span text:style-name="T11">(communication de la détermination PC suite au préavis du médecin-conseil)</text:span></text:p>
      <text:p text:style-name="P4"><text:span text:style-name="T1">Concerne : </text:span><text:span text:style-name="T12">CCJU</text:span><text:span text:style-name="T1"> </text:span><text:span text:style-name="T7">- </text:span><text:span text:style-name="T18">CCVD</text:span><text:span text:style-name="T3"> + </text:span><text:span text:style-name="T22">SAS Lsne</text:span><text:span text:style-name="T8"> (pour dentistes </text:span><text:span text:style-name="T5">non-conventionnés</text:span><text:span text:style-name="T8">)</text:span></text:p>
      <text:p text:style-name="P2"/>
      <text:p text:style-name="P2"/>
      <text:p text:style-name="P10">Remboursement des frais de maladie (RFM) par les prestations complémentaires AVS/AI (PC) : frais dentaires</text:p>
      <text:p text:style-name="P6"/>
      <text:p text:style-name="P5"><text:span text:style-name="T9">M,</text:span></text:p>
      <text:p text:style-name="P2"/>
      <text:p text:style-name="P11"><text:span text:style-name="T26">Acceptation devis + paiement par RFM avec l’accord du médecin-conseil pour traitement de plus de </text:span><text:span text:style-name="T21">F</text:span><text:span text:style-name="T25">r</text:span><text:span text:style-name="T21">. </text:span><text:span text:style-name="T25">2</text:span><text:span text:style-name="T21">'</text:span><text:span text:style-name="T25">0</text:span><text:span text:style-name="T21">0</text:span><text:span text:style-name="T25">0</text:span><text:span text:style-name="T21">.</text:span><text:span text:style-name="T25">-</text:span><text:span text:style-name="T21">-</text:span><text:span text:style-name="T26"> </text:span><text:span text:style-name="T17">Fr. 3'000.--</text:span></text:p>
      <text:p text:style-name="P6"/>
      <text:p text:style-name="P5"><text:span text:style-name="T9">Nous nous référons au devis de Fr. <text:s/>établi en date du <text:s/>par le Dr .</text:span></text:p>
      <text:p text:style-name="P6"/>
      <text:p text:style-name="P5"><text:span text:style-name="T9">Selon détermination de notre dentiste-conseil, nous vous informons que ces frais peuvent être pris en charge par les prestations complémentaires.</text:span></text:p>
      <text:p text:style-name="P6"/>
      <text:p text:style-name="P5"><text:span text:style-name="T9">Une fois le traitement terminé, nous vous prions par conséquent de nous adresser </text:span><text:span text:style-name="T20">s</text:span><text:span text:style-name="T24">a</text:span><text:span text:style-name="T9"> </text:span><text:span text:style-name="T15">la</text:span><text:span text:style-name="T9"> note d'honoraires </text:span><text:span text:style-name="T15">du Dr </text:span><text:span text:style-name="T9"><text:s/></text:span><text:span text:style-name="T16">ainsi que la décision y relative, notifiée par</text:span><text:span text:style-name="T13"> </text:span><text:span text:style-name="T14">votre assureur-maladie </text:span><text:span text:style-name="T29">ET/OU</text:span><text:span text:style-name="T14"> le service dentaire scolaire</text:span><text:span text:style-name="T16"> (dont la participation éventuelle sera portée en déduction) </text:span><text:span text:style-name="T13">(systématique pour CCJU; </text:span><text:span text:style-name="T19">optionnel </text:span><text:span text:style-name="T23">pour</text:span><text:span text:style-name="T19"> CCVD + </text:span><text:span text:style-name="T23">SAS Lne</text:span><text:span text:style-name="T13">)</text:span><text:span text:style-name="T9">. A réception, nous vous verserons notre prestation, charge à vous de payer ensuite votre praticien</text:span><text:span text:style-name="T20"> </text:span><text:span text:style-name="T24">(</text:span><text:span text:style-name="T20">en </text:span><text:span text:style-name="T24">tant </text:span><text:span text:style-name="T20">que </text:span><text:span text:style-name="T24">médecin</text:span><text:span text:style-name="T20">-</text:span><text:span text:style-name="T24">dentiste </text:span><text:span text:style-name="T20">non </text:span><text:span text:style-name="T24">conventionné</text:span><text:span text:style-name="T20">, </text:span><text:span text:style-name="T24">le </text:span><text:span text:style-name="T20">Dr <text:s/>n'est </text:span><text:span text:style-name="T24">pas </text:span><text:span text:style-name="T20">au </text:span><text:span text:style-name="T24">bénéfice </text:span><text:span text:style-name="T20">du </text:span><text:span text:style-name="T24">système </text:span><text:span text:style-name="T20">du </text:span><text:span text:style-name="T24">tiers </text:span><text:span text:style-name="T20">payant</text:span><text:span text:style-name="T24">)</text:span><text:span text:style-name="T9">.</text:span></text:p>
      <text:p text:style-name="P6"/>
      <text:p text:style-name="P5"><text:span text:style-name="T15">Enfin, il convient de préciser cette acceptation de devis (valable pour un traitement effectué en ) ne saurait être assimilée à une reconnaissance de paiement.</text:span></text:p>
      <text:p text:style-name="P8"/>
      <text:p text:style-name="P5"><text:span text:style-name="T9">Dans l'attente de votre envoi, nous vous prions d'agréer, M, nos salutations distinguées.</text:span></text:p>
      <text:p text:style-name="P2"/>
      <text:p text:style-name="P11"><text:span text:style-name="T26">Acceptation </text:span><text:span text:style-name="T27">partielle</text:span><text:span text:style-name="T26"> devis + paiement </text:span><text:span text:style-name="T27">partiel</text:span><text:span text:style-name="T26"> par RFM avec l’accord du médecin-conseil pour traitement de plus de </text:span><text:span text:style-name="T21">F</text:span><text:span text:style-name="T25">r</text:span><text:span text:style-name="T21">. </text:span><text:span text:style-name="T25">2</text:span><text:span text:style-name="T21">'</text:span><text:span text:style-name="T25">0</text:span><text:span text:style-name="T21">0</text:span><text:span text:style-name="T25">0</text:span><text:span text:style-name="T21">.</text:span><text:span text:style-name="T25">-</text:span><text:span text:style-name="T21">-</text:span><text:span text:style-name="T26"> </text:span><text:span text:style-name="T17">Fr. 3'000.--</text:span></text:p>
      <text:p text:style-name="P2"/>
      <text:p text:style-name="P5"><text:span text:style-name="T9">Nous nous référons au devis de Fr. <text:s/>établi en date du <text:s/>par le Dr .</text:span></text:p>
      <text:p text:style-name="P6"/>
      <text:p text:style-name="P5"><text:span text:style-name="T9">Nous vous informons que ces frais peuvent être pris en charge par les prestations complémentaires jusqu'à concurrence de Fr. . En effet, selon la détermination de notre dentiste-conseil, il apparaît que seul ce montant pourra être payé</text:span><text:span text:style-name="T20">,</text:span><text:span text:style-name="T24"> puisqu'il </text:span><text:span text:style-name="T20">représente</text:span><text:span text:style-name="T24"> un </text:span><text:span text:style-name="T20">traitement</text:span><text:span text:style-name="T24"> conforme </text:span><text:span text:style-name="T20">au</text:span><text:span text:style-name="T24"> référentiel </text:span><text:span text:style-name="T20">des</text:span><text:span text:style-name="T24"> prestations </text:span><text:span text:style-name="T20">dentaires</text:span><text:span text:style-name="T24"> du </text:span><text:span text:style-name="T20">canton</text:span><text:span text:style-name="T24"> de </text:span><text:span text:style-name="T20">Vaud</text:span><text:span text:style-name="T9">.</text:span></text:p>
      <text:p text:style-name="P6"/>
      <text:p text:style-name="P5"><text:span text:style-name="T9">Une fois le traitement terminé, nous vous prions par conséquent de nous adresser </text:span><text:span text:style-name="T20">s</text:span><text:span text:style-name="T24">a</text:span><text:span text:style-name="T9"> </text:span><text:span text:style-name="T15">la</text:span><text:span text:style-name="T9"> note d'honoraires </text:span><text:span text:style-name="T15">du Dr </text:span><text:span text:style-name="T9"><text:s/></text:span><text:span text:style-name="T16">ainsi que la décision y relative, notifiée par</text:span><text:span text:style-name="T13"> </text:span><text:span text:style-name="T14">votre assureur-maladie </text:span><text:span text:style-name="T29">ET/OU</text:span><text:span text:style-name="T14"> le service dentaire scolaire</text:span><text:span text:style-name="T16"> (dont la participation éventuelle sera portée en déduction) </text:span><text:span text:style-name="T13">(systématique pour CCJU; </text:span><text:span text:style-name="T19">optionnel </text:span><text:span text:style-name="T23">pour</text:span><text:span text:style-name="T19"> CCVD + </text:span><text:span text:style-name="T23">SAS Lne</text:span><text:span text:style-name="T13">)</text:span><text:span text:style-name="T9">. A réception, nous vous verserons notre prestation, charge à vous de payer ensuite votre praticien</text:span><text:span text:style-name="T20"> </text:span><text:span text:style-name="T24">(</text:span><text:span text:style-name="T20">en </text:span><text:span text:style-name="T24">tant </text:span><text:span text:style-name="T20">que </text:span><text:span text:style-name="T24">médecin</text:span><text:span text:style-name="T20">-</text:span><text:span text:style-name="T24">dentiste </text:span><text:span text:style-name="T20">non </text:span><text:span text:style-name="T24">conventionné</text:span><text:span text:style-name="T20">, </text:span><text:span text:style-name="T24">le </text:span><text:span text:style-name="T20">Dr <text:s/>n'est </text:span><text:span text:style-name="T24">pas </text:span><text:span text:style-name="T20">au </text:span><text:span text:style-name="T24">bénéfice </text:span><text:span text:style-name="T20">du </text:span><text:span text:style-name="T24">système </text:span><text:span text:style-name="T20">du </text:span><text:span text:style-name="T24">tiers </text:span><text:span text:style-name="T20">payant</text:span><text:span text:style-name="T24">)</text:span><text:span text:style-name="T9">.</text:span></text:p>
      <text:p text:style-name="P6"/>
      <text:p text:style-name="P5"><text:span text:style-name="T15">Enfin, il convient de préciser cette acceptation de devis (valable pour un traitement effectué en ) ne saurait être assimilée à une reconnaissance de paiement.</text:span></text:p>
      <text:p text:style-name="P8"/>
      <text:p text:style-name="P5"><text:soft-page-break/><text:span text:style-name="T9">Dans l'attente de votre envoi, nous vous prions d'agréer, M, nos salutations distinguées.</text:span></text:p>
      <text:p text:style-name="P2"/>
      <text:p text:style-name="P11"><text:span text:style-name="T28">Refus PC</text:span><text:span text:style-name="T26"> : acceptation devis + paiement </text:span><text:span text:style-name="T27">partiel</text:span><text:span text:style-name="T26"> par RFM</text:span></text:p>
      <text:p text:style-name="P2"/>
      <text:p text:style-name="P5"><text:span text:style-name="T9">Nous accusons réception du devis de Fr. , établi en date du <text:s/>par le Dr .</text:span></text:p>
      <text:p text:style-name="P7"/>
      <text:p text:style-name="P5"><text:span text:style-name="T10">Comme vous n'avez pas droit aux prestations complémentaires en 20, (votre revenu dépassant de Fr.  la limite qui vous est applicable selon notre décision du ), seule la part de vos frais de maladie dépassant ce montant peut faire l'objet de notre participation.</text:span></text:p>
      <text:p text:style-name="P7"/>
      <text:p text:style-name="P5"><text:span text:style-name="T10">Cela signifie que nous serons en mesure de prendre en charge la différence de </text:span><text:span text:style-name="T1">Fr. </text:span><text:span text:style-name="T10"> (Fr.  ./. Fr. , selon la présente estimation), le dépassement de </text:span><text:span text:style-name="T1">Fr. </text:span><text:span text:style-name="T10"> restant votre charge (la présentation d'autres demandes de remboursement est susceptible de modifier ces chiffres).</text:span></text:p>
      <text:p text:style-name="P6"/>
      <text:p text:style-name="P5"><text:span text:style-name="T9">Par conséquent, nous vous prions de bien vouloir nous transmettre, le moment venu, la facture finale de votre praticien</text:span><text:span text:style-name="T16"> ainsi que la décision y relative, notifiée par</text:span><text:span text:style-name="T13"> </text:span><text:span text:style-name="T14">votre assureur-maladie </text:span><text:span text:style-name="T29">ET/OU</text:span><text:span text:style-name="T14"> le service dentaire scolaire</text:span><text:span text:style-name="T16"> (dont la participation éventuelle sera portée en déduction) </text:span><text:span text:style-name="T13">(systématique pour CCJU; </text:span><text:span text:style-name="T19">optionnel </text:span><text:span text:style-name="T23">pour</text:span><text:span text:style-name="T19"> CCVD + </text:span><text:span text:style-name="T23">SAS Lne</text:span><text:span text:style-name="T13">)</text:span><text:span text:style-name="T9"> afin que nous puissions procéder à ce remboursement partiel (à votre intention).</text:span></text:p>
      <text:p text:style-name="P7"/>
      <text:p text:style-name="P5"><text:span text:style-name="T15">Enfin, il convient de préciser cette acceptation de devis (valable pour un traitement effectué en ) ne saurait être assimilée à une reconnaissance de paiement.</text:span></text:p>
      <text:p text:style-name="P8"/>
      <text:p text:style-name="P5"><text:span text:style-name="T9">Tout en regrettant de ne pouvoir vous donner entière satisfaction en cette occasion, nous vous prions d'agréer, M, nos salutations distinguées.</text:span></text:p>
      <text:p text:style-name="P2"/>
      <text:p text:style-name="P11"><text:span text:style-name="T27">Refus PC</text:span><text:span text:style-name="T26"> : aucun remboursement possible (excédent supérieur au devis)</text:span></text:p>
      <text:p text:style-name="P2"/>
      <text:p text:style-name="P5"><text:span text:style-name="T10">Nous avons bien reçu le devis de Fr. , établi en date du  par le Dr .</text:span></text:p>
      <text:p text:style-name="P7"/>
      <text:p text:style-name="P5"><text:span text:style-name="T10">Selon notre décision du , vous n'avez pas droit aux prestations complémentaires en 20. Comme votre revenu dépasse de </text:span><text:span text:style-name="T1">Fr. </text:span><text:span text:style-name="T10"> la limite qui vous est applicable, seule la part de vos frais de maladie supérieure à ce montant est susceptible de faire l'objet de notre participation.</text:span></text:p>
      <text:p text:style-name="P7"/>
      <text:p text:style-name="P5"><text:span text:style-name="T10">Le coût de ce traitement dentaire étant inférieur au dépassement précité, vous ne pouvez dès lors malheureusement pas bénéficier de sa prise en charge (même partielle) par les RFM.</text:span></text:p>
      <text:p text:style-name="P7"/>
      <text:p text:style-name="P5"><text:span text:style-name="T10">Toutefois, si l'ensemble de vos frais de maladie pour l'année concernée devait dépasser cet excédent, nous vous prions de bien vouloir nous transmettre vos factures et décomptes originaux afin que nous puissions déterminer le montant de notre contribution.</text:span></text:p>
      <text:p text:style-name="P7"/>
      <text:p text:style-name="P5"><text:span text:style-name="T10">Tout en regrettant de ne pouvoir vous donner satisfaction en cette occasion, nous </text:span><text:span text:style-name="T9">vous prions d'agréer, M, nos salutations distinguées.</text:span></text:p>
      <text:p text:style-name="P12"/>
      <text:p text:style-name="P6"/>
      <text:p text:style-name="P6"/>
      <text:p text:style-name="P1"><text:tab/><text:span text:style-name="T30">pavé signature</text:span></text:p>
      <text:p text:style-name="P6"/>
      <text:p text:style-name="P6"/>
      <text:p text:style-name="P9"><text:span text:style-name="T6">Copie</text:span><text:span text:style-name="T9"> : médecin-dentiste trait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CH"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2.6cm" fo:margin-right="2cm" style:line-height-at-least="0.423cm" fo:text-align="center" style:justify-single-word="false" fo:text-indent="0cm" style:auto-text-indent="false" fo:keep-with-next="always">
        <style:tab-stops>
          <style:tab-stop style:position="7.401cm"/>
        </style:tab-stops>
      </style:paragraph-properties>
      <style:text-properties fo:font-size="11pt" style:text-underline-style="solid" style:text-underline-width="auto" style:text-underline-color="font-color" fo:font-weight="bold" style:font-size-asian="11pt" style:font-weight-asian="bold"/>
    </style:style>
    <style:style style:name="Header" style:family="paragraph" style:parent-style-name="Standard" style:class="extra">
      <style:paragraph-properties fo:text-align="justify" style:justify-single-word="false">
        <style:tab-stops>
          <style:tab-stop style:position="8.001cm" style:type="center"/>
          <style:tab-stop style:position="16.002cm" style:type="right"/>
        </style:tab-stops>
      </style:paragraph-properties>
      <style:text-properties fo:font-size="11pt" style:font-size-asian="11pt"/>
    </style:style>
    <style:style style:name="Références" style:family="paragraph" style:parent-style-name="Standard">
      <style:paragraph-properties fo:line-height="0.459cm" fo:text-align="justify" style:justify-single-word="false">
        <style:tab-stops>
          <style:tab-stop style:position="8.89cm"/>
        </style:tab-stops>
      </style:paragraph-properties>
      <style:text-properties style:font-name="Arial" fo:font-size="7pt" style:font-size-asian="7pt"/>
    </style:style>
    <style:style style:name="WW8Num1z0" style:family="text">
      <style:text-properties fo:color="#000080" style:font-name="Verdana" fo:font-size="10pt" style:font-name-asian="Times New Roman" style:font-size-asian="10pt"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Wingdings" fo:font-size="10pt" style:font-size-asian="10pt"/>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fo:color="#000080" style:font-name="Verdana" fo:font-size="10pt" style:font-name-asian="Times New Roman" style:font-size-asian="10pt"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Verdana"/>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Verdana"/>
      </text:list-level-style-bullet>
      <text:list-level-style-bullet text:level="2" text:style-name="WW8Num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01cm" fo:margin-bottom="0.7cm" fo:margin-left="3.501cm" fo:margin-right="2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Lettre n° </dc:title>
    <meta:initial-creator>Eggstein Philippe</meta:initial-creator>
    <meta:creation-date>2009-04-17T14:21:00</meta:creation-date>
    <dc:creator>Eggstein Philippe</dc:creator>
    <dc:date>2009-07-30T13:59:00</dc:date>
    <meta:print-date>2009-07-30T13:41:00</meta:print-date>
    <meta:editing-cycles>47</meta:editing-cycles>
    <meta:editing-duration>PT3H11M0S</meta:editing-duration>
    <meta:user-defined meta:name="Info 1"/>
    <meta:user-defined meta:name="Info 2"/>
    <meta:user-defined meta:name="Info 3"/>
    <meta:user-defined meta:name="Info 4"/>
    <meta:user-defined meta:name="_EmailSubject" meta:value-type="string">Commission PC Inforom Globaz : lettres-types RFM</meta:user-defined>
    <meta:user-defined meta:name="_AuthorEmail" meta:value-type="string">philippe.eggstein@lausanne.ch</meta:user-defined>
    <meta:user-defined meta:name="_AuthorEmailDisplayName" meta:value-type="string">Eggstein Philippe</meta:user-defined>
    <meta:user-defined meta:name="_AdHocReviewCycleID" meta:value-type="integer">1364412330</meta:user-defined>
    <meta:document-statistic meta:table-count="0" meta:image-count="0" meta:object-count="0" meta:page-count="2" meta:paragraph-count="33" meta:word-count="815" meta:character-count="5204"/>
  </office:meta>
</office:document-meta>
</file>